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71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4" style:family="paragraph" style:parent-style-name="Table_20_Contents">
      <style:paragraph-properties fo:text-align="start" style:justify-single-word="false"/>
      <style:text-properties officeooo:paragraph-rsid="0006b3c9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5bf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715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2">B<text:span text:style-name="T5">attleShipBoard</text:span>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1">--------------------------------------------------------------------------------------------------------------------------</text:p>
            <text:p text:style-name="P5">+BOARDSIZE : int = 10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1">--------------------------------------------------------------------------------------------------------------------------</text:p>
            <text:p text:style-name="P3"><text:span text:style-name="T3">+</text:span><text:span text:style-name="T1">generateRandomCoordinate</text:span><text:span text:style-name="T2">(</text:span><text:span text:style-name="T3">)</text:span><text:span text:style-name="T2"> : C</text:span><text:span text:style-name="T3">oordinate</text:span></text:p>
            <text:p text:style-name="P1">--------------------------------------------------------------------------------------------------------------------------</text:p>
            <text:p text:style-name="P4"><text:span text:style-name="T2">+boardBoundaryCheck(_</text:span><text:span text:style-name="T3">index : int</text:span><text:span text:style-name="T2">) : </text:span><text:span text:style-name="T4">b</text:span><text:span text:style-name="T3">oolean</text:span></text:p>
            <text:p text:style-name="P1">--------------------------------------------------------------------------------------------------------------------------</text:p>
            <text:p text:style-name="P1"><text:span text:style-name="T5">+</text:span>boardBoundaryCheck<text:span text:style-name="T5">(_coordinate : Coordinate) : boolean</text:span></text:p>
            <text:p text:style-name="P1">----------------------------------------------------------------------------------------------------------------------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2-02T13:32:03.594956480</dc:date>
    <meta:editing-duration>PT23M37S</meta:editing-duration>
    <meta:editing-cycles>5</meta:editing-cycles>
    <meta:generator>LibreOffice/6.3.2.2$Linux_X86_64 LibreOffice_project/30$Build-2</meta:generator>
    <meta:document-statistic meta:table-count="1" meta:image-count="0" meta:object-count="0" meta:page-count="1" meta:paragraph-count="13" meta:word-count="27" meta:character-count="1150" meta:non-whitespace-character-count="1136"/>
  </office:meta>
</office:document-meta>
</file>